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27036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5pt" fo:language="ru" fo:country="RU" officeooo:rsid="00127036" officeooo:paragraph-rsid="00127036" style:font-size-asian="15pt" style:font-size-complex="15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5pt" fo:language="ru" fo:country="RU" fo:font-weight="bold" officeooo:rsid="00127036" officeooo:paragraph-rsid="00127036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5pt" fo:language="en" fo:country="US" officeooo:rsid="00127036" officeooo:paragraph-rsid="00127036" style:font-size-asian="15pt" style:font-size-complex="15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5pt" officeooo:paragraph-rsid="00127036" style:font-size-asian="15pt" style:font-size-complex="15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20pt" officeooo:paragraph-rsid="00127036" style:font-size-asian="20pt" style:font-size-complex="20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20pt" fo:font-weight="bold" officeooo:paragraph-rsid="00127036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20pt" fo:language="ru" fo:country="RU" fo:font-weight="bold" officeooo:rsid="00127036" officeooo:paragraph-rsid="00127036" style:font-size-asian="20pt" style:font-weight-asian="bold" style:font-size-complex="20pt" style:font-weight-complex="bol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20pt" fo:letter-spacing="normal" fo:font-style="normal" fo:font-weight="bold" officeooo:rsid="00127036" officeooo:paragraph-rsid="00127036" style:font-size-asian="20pt" style:font-weight-asian="bold" style:font-size-complex="20pt" style:font-weight-complex="bol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5pt" fo:letter-spacing="normal" fo:font-style="normal" fo:font-weight="normal" officeooo:paragraph-rsid="00127036" style:font-size-asian="15pt" style:font-size-complex="15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5pt" fo:language="ru" fo:country="RU" officeooo:rsid="00127036" officeooo:paragraph-rsid="00127036" style:font-size-asian="15pt" style:font-size-complex="15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5pt" fo:language="en" fo:country="US" officeooo:rsid="00127036" officeooo:paragraph-rsid="00127036" style:font-size-asian="15pt" style:font-size-complex="15pt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20pt" fo:language="ru" fo:country="RU" fo:font-weight="bold" officeooo:rsid="00127036" officeooo:paragraph-rsid="00127036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bold" officeooo:rsid="00127036" style:font-weight-asian="bold" style:font-weight-complex="bold"/>
    </style:style>
    <style:style style:name="T3" style:family="text">
      <style:text-properties fo:font-variant="normal" fo:text-transform="none" fo:letter-spacing="normal" fo:language="ru" fo:country="RU" fo:font-style="normal" fo:font-weight="normal"/>
    </style:style>
    <style:style style:name="T4" style:family="text">
      <style:text-properties fo:font-variant="normal" fo:text-transform="none" fo:letter-spacing="normal" fo:language="ru" fo:country="RU" fo:font-style="normal" fo:font-weight="bold" officeooo:rsid="00127036" style:font-weight-asian="bold" style:font-weight-complex="bold"/>
    </style:style>
    <style:style style:name="T5" style:family="text">
      <style:text-properties fo:font-variant="normal" fo:text-transform="none" fo:letter-spacing="normal" fo:language="en" fo:country="US" fo:font-style="normal" fo:font-weight="normal"/>
    </style:style>
    <style:style style:name="T6" style:family="text">
      <style:text-properties fo:font-variant="normal" fo:text-transform="none" fo:letter-spacing="normal" fo:language="en" fo:country="US" fo:font-style="normal" fo:font-weight="normal" officeooo:rsid="00127036"/>
    </style:style>
    <style:style style:name="T7" style:family="text">
      <style:text-properties fo:font-variant="normal" fo:text-transform="none" fo:color="#000000" style:font-name="Times New Roman" fo:font-size="15pt" fo:letter-spacing="normal" fo:font-style="normal" fo:font-weight="normal" style:font-size-asian="15pt" style:font-size-complex="15pt"/>
    </style:style>
    <style:style style:name="T8" style:family="text">
      <style:text-properties fo:font-variant="normal" fo:text-transform="none" fo:color="#000000" style:font-name="Times New Roman" fo:font-size="15pt" fo:letter-spacing="normal" style:font-size-asian="15pt" style:font-size-complex="15pt"/>
    </style:style>
    <style:style style:name="T9" style:family="text">
      <style:text-properties fo:font-variant="normal" fo:text-transform="none" fo:color="#000000" style:font-name="Times New Roman" fo:font-size="15pt" fo:letter-spacing="normal" officeooo:rsid="00148e23" style:font-size-asian="15pt" style:font-size-complex="15pt"/>
    </style:style>
    <style:style style:name="T10" style:family="text">
      <style:text-properties fo:font-variant="normal" fo:text-transform="none" fo:font-size="15pt" fo:letter-spacing="normal" fo:language="ru" fo:country="RU" fo:font-style="normal" fo:font-weight="normal" officeooo:rsid="00127036" style:font-size-asian="15pt" style:font-size-complex="15pt"/>
    </style:style>
    <style:style style:name="T11" style:family="text">
      <style:text-properties fo:font-variant="normal" fo:text-transform="none" fo:font-size="15pt" fo:letter-spacing="normal" fo:language="en" fo:country="US" fo:font-style="normal" fo:font-weight="normal" officeooo:rsid="00127036" style:font-size-asian="15pt" style:font-size-complex="15pt"/>
    </style:style>
    <style:style style:name="T12" style:family="text">
      <style:text-properties fo:font-variant="normal" fo:text-transform="none" fo:font-size="15pt" fo:letter-spacing="normal" fo:language="en" fo:country="US" fo:font-style="normal" fo:font-weight="bold" officeooo:rsid="00127036" style:font-size-asian="15pt" style:font-weight-asian="bold" style:font-size-complex="15pt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127036"/>
    </style:style>
    <style:style style:name="T16" style:family="text">
      <style:text-properties fo:language="en" fo:country="US" fo:font-weight="bold" officeooo:rsid="00127036" style:font-weight-asian="bold" style:font-weight-complex="bold"/>
    </style:style>
    <style:style style:name="T17" style:family="text">
      <style:text-properties officeooo:rsid="00127036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127036"/>
    </style:style>
    <style:style style:name="T20" style:family="text">
      <style:text-properties fo:font-size="15pt" fo:language="ru" fo:country="RU" officeooo:rsid="00127036" style:font-size-asian="15pt" style:font-size-complex="15pt"/>
    </style:style>
    <style:style style:name="T2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.Краткий анализ(введение)</text:p>
      <text:p text:style-name="P1"><text:span text:style-name="T7">Проект </text:span><text:span text:style-name="Strong_20_Emphasis"><text:span text:style-name="T7">AutoServiceWPF </text:span></text:span><text:span text:style-name="T8">- </text:span><text:span text:style-name="T7">это десктопное приложение для автоматизации работы автосервиса. Оно предназначено для двух категорий пользователей: </text:span><text:span text:style-name="Strong_20_Emphasis"><text:span text:style-name="T7">администраторов</text:span></text:span><text:span text:style-name="T8"> </text:span><text:span text:style-name="T7">и </text:span><text:span text:style-name="Strong_20_Emphasis"><text:span text:style-name="T7">клиентов</text:span></text:span><text:span text:style-name="T7">. Основные бизнес-процессы включают управление услугами, управление клиентами, запись на обслуживание и просмотр продаж</text:span></text:p>
      <text:p text:style-name="P10"/>
      <text:p text:style-name="P6"><text:span text:style-name="T2">2.</text:span><text:span text:style-name="T4">Сущности предметной области</text:span><text:span text:style-name="T10"><text:line-break/></text:span><text:span text:style-name="T12">User</text:span><text:span text:style-name="T11"> -</text:span><text:span text:style-name="T10"> пользователь и его учетная запись<text:line-break/></text:span><text:span text:style-name="T12">Role</text:span><text:span text:style-name="T11"> </text:span><text:span text:style-name="T10">- </text:span><text:span text:style-name="T20">роли(администратор, клиент)</text:span></text:p>
      <text:p text:style-name="P4"><text:span text:style-name="T21">Client</text:span> – <text:span text:style-name="T18">информация о клиенте</text:span></text:p>
      <text:p text:style-name="P4"><text:span text:style-name="T21">Service</text:span> – <text:span text:style-name="T18">услуга, которую даёт автосервис</text:span></text:p>
      <text:p text:style-name="P4"><text:span text:style-name="T21">Clientservice</text:span> – <text:span text:style-name="T18">запись услуги клиенту</text:span></text:p>
      <text:p text:style-name="P4"><text:span text:style-name="T13">Product</text:span> – <text:span text:style-name="T18">товар автосервиса</text:span></text:p>
      <text:p text:style-name="P4"><text:span text:style-name="T21">Productsale </text:span>– <text:span text:style-name="T18">продажа товара</text:span></text:p>
      <text:p text:style-name="P4"><text:span text:style-name="T21">Tag</text:span> —<text:span text:style-name="T18"> тег для классификации клиентов(новый, постоянный)</text:span></text:p>
      <text:p text:style-name="P4"><text:span text:style-name="T21">Servicephoto</text:span> – <text:span text:style-name="T18">доп. фотографии услуг или товаров</text:span></text:p>
      <text:p text:style-name="P4"><text:span text:style-name="T21">Gender</text:span> – <text:span text:style-name="T18">пол(М/Ж)</text:span></text:p>
      <text:p text:style-name="P2"/>
      <text:p text:style-name="P2"/>
      <text:p text:style-name="P8">3.Процессы</text:p>
      <text:p text:style-name="P2"><text:span text:style-name="T21">Авторизация:</text:span><text:line-break/>Пользователь вводит логин и пароль, при успешном входе открывается главное меню.</text:p>
      <text:p text:style-name="P2"/>
      <text:p text:style-name="P3">Управление услугами(роль администратора)</text:p>
      <text:p text:style-name="P2">Просмотр списка услуг</text:p>
      <text:p text:style-name="P2">Добавление новых услуг</text:p>
      <text:p text:style-name="P2">Редактирование услуг</text:p>
      <text:p text:style-name="P2">Удаление услуг</text:p>
      <text:p text:style-name="P2"/>
      <text:p text:style-name="P3">Управление клиентами(роль администратора)</text:p>
      <text:p text:style-name="P2">Просмотр списка клиентов</text:p>
      <text:p text:style-name="P2">Поиск клиентов</text:p>
      <text:p text:style-name="P2">Фильтрация клиентов</text:p>
      <text:p text:style-name="P2">Сортировка клиентов</text:p>
      <text:p text:style-name="P2">Удаление клиентов</text:p>
      <text:p text:style-name="P2"/>
      <text:p text:style-name="P2"/>
      <text:p text:style-name="P3"/>
      <text:p text:style-name="P3"/>
      <text:p text:style-name="P3"><text:soft-page-break/>Запись клиента</text:p>
      <text:p text:style-name="P2"/>
      <text:p text:style-name="P2">Выбор клиента, услуги</text:p>
      <text:p text:style-name="P2">Создание в таблице <text:span text:style-name="T14">Clientservice</text:span></text:p>
      <text:p text:style-name="P4"/>
      <text:p text:style-name="P8">4. Роли и их значение/задачи</text:p>
      <text:p text:style-name="P5"><text:span text:style-name="T19">Администратор: </text:span><text:span text:style-name="T1">Добавление/редактирование/удаление услуг, управление клиентами (просмотр, удаление), запись клиента на услугу, просмотр всех продаж (записей).</text:span> </text:p>
      <text:p text:style-name="P5"/>
      <text:p text:style-name="P5"><text:span text:style-name="T17">Клиент: </text:span><text:span text:style-name="T1">Просмотр списка услуг с возможностью фильтрации, поиска, сортировки.</text:span> </text:p>
      <text:p text:style-name="P2"/>
      <text:p text:style-name="P8">5. Экраны</text:p>
      <text:p text:style-name="P5"><text:span text:style-name="T16">MainWindow</text:span><text:span text:style-name="T15"> - </text:span><text:span text:style-name="T19">главное окно, содержит кнопку </text:span><text:span text:style-name="T3">"Авторизация"</text:span><text:span text:style-name="T5"> </text:span><text:span text:style-name="T6">и</text:span><text:span text:style-name="T3"> "Назад"</text:span><text:span text:style-name="T18"> </text:span></text:p>
      <text:p text:style-name="P4"><text:span text:style-name="T21">AuthPage</text:span> - <text:span text:style-name="T18">страница авторизации</text:span></text:p>
      <text:p text:style-name="P4"><text:span text:style-name="T21">MainPageAdmin</text:span> - <text:span text:style-name="T18">главное меню администратора</text:span></text:p>
      <text:p text:style-name="P4"><text:span text:style-name="T21">MainPageClient </text:span>- <text:span text:style-name="T18">главное меню клиента</text:span></text:p>
      <text:p text:style-name="P4"><text:span text:style-name="T21">EditServicePage</text:span> - <text:span text:style-name="T18">страница управления услугами</text:span></text:p>
      <text:p text:style-name="P4"><text:span text:style-name="T21">AddNewService</text:span> - <text:span text:style-name="T18">окно добавления и редактирования услуг</text:span></text:p>
      <text:p text:style-name="P4"><text:span text:style-name="T21">NewClient</text:span> - <text:span text:style-name="T18">окно записи клиента на услугу</text:span></text:p>
      <text:p text:style-name="P4"><text:span text:style-name="T21">ClientsWindow -</text:span> <text:span text:style-name="T18">окно управления клиентами</text:span></text:p>
      <text:p text:style-name="P2"/>
      <text:p text:style-name="P8">6. Стек технологий</text:p>
      <text:p text:style-name="P4"><text:span text:style-name="T18">ЯП: </text:span>C#</text:p>
      <text:p text:style-name="P2">Фреймворк: .<text:span text:style-name="T14">NET</text:span></text:p>
      <text:p text:style-name="P4">UI: WPF</text:p>
      <text:p text:style-name="P2">СУБД: <text:span text:style-name="T14">PostgreSQL</text:span></text:p>
      <text:p text:style-name="P2">Контроль версий: <text:span text:style-name="T14">Git(github)</text:span></text:p>
      <text:p text:style-name="P4"/>
      <text:p text:style-name="P4"/>
      <text:p text:style-name="P7"><text:span text:style-name="T15">7. </text:span><text:span text:style-name="T19">Заключение</text:span></text:p>
      <text:p text:style-name="P5"><text:span text:style-name="T15"><text:s/></text:span><text:span text:style-name="T1">Проект реализует основные бизнес-процессы автосервиса. Архитектура построена на WPF с использованием Entity Framework Core для доступа к данным. Интерфейс разбит на страницы и окна, обеспечивая разделение функциональности для разных ролей.</text:span> <text:span text:style-name="T17">Функционал позволяет вести учёт услуг или клиентов. В текущем виде проект пригоден для демонстраци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3-31T17:17:11.804000000</meta:creation-date>
    <dc:date>2026-03-31T20:56:00.276000000</dc:date>
    <meta:editing-duration>PT7M21S</meta:editing-duration>
    <meta:editing-cycles>2</meta:editing-cycles>
    <meta:generator>Neat_Office/6.2.8.2$Windows_x86 LibreOffice_project/</meta:generator>
    <meta:document-statistic meta:table-count="0" meta:image-count="0" meta:object-count="0" meta:page-count="2" meta:paragraph-count="47" meta:word-count="268" meta:character-count="2194" meta:non-whitespace-character-count="1961"/>
  </office:meta>
</office:document-meta>
</file>